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Wolfi_20_4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color="#000000" draw:fill="none" draw:fill-color="#ffffff" fo:min-height="1.123cm"/>
    </style:style>
    <style:style style:name="gr4" style:family="graphic" style:parent-style-name="standard">
      <style:graphic-properties draw:stroke="none" svg:stroke-color="#000000" draw:fill="none" draw:fill-color="#ffffff" fo:min-height="1.197cm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text-properties fo:color="#ff3333" fo:font-family="'Comic Sans MS'" style:font-family-generic="script" style:font-pitch="variable" fo:font-weight="bold" style:font-weight-asian="bold" style:font-weight-complex="bold"/>
    </style:style>
    <style:style style:name="P4" style:family="paragraph">
      <style:text-properties fo:color="#ff3333" fo:font-family="'Comic Sans MS'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" style:family="text">
      <style:text-properties fo:color="#ff3333" fo:font-family="'Comic Sans MS'" style:font-family-generic="script" style:font-pitch="variable" fo:font-weight="bold" style:font-weight-asian="bold" style:font-weight-complex="bold"/>
    </style:style>
    <style:style style:name="T3" style:family="text">
      <style:text-properties fo:color="#ff3333" fo:font-family="'Comic Sans MS'" style:font-family-generic="script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968cm" svg:height="7.035cm" svg:x="7.066cm" svg:y="10.49cm">
          <text:p text:style-name="P1"><text:span text:style-name="T1">C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2" draw:text-style-name="P2" draw:layer="layout" svg:width="4.533cm" svg:height="8.892cm" svg:x="4.328cm" svg:y="8.508cm">
          <text:p text:style-name="P1"><text:span text:style-name="T1">J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3" draw:layer="layout" svg:width="1.989cm" svg:height="1.373cm" svg:x="4.777cm" svg:y="20.248cm">
          <draw:text-box>
            <text:p text:style-name="P3"><text:span text:style-name="T2">J</text:span></text:p>
          </draw:text-box>
        </draw:frame>
        <draw:frame draw:style-name="gr4" draw:text-style-name="P4" draw:layer="layout" svg:width="1.254cm" svg:height="1.447cm" svg:x="5.037cm" svg:y="20.358cm">
          <draw:text-box>
            <text:p text:style-name="P4"><text:span text:style-name="T3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Wolfi_20_4" draw:display-name="Wolfi 4" draw:style="linear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4-03-03T12:08:34.13</meta:creation-date>
    <dc:date>2014-03-03T12:32:36.07</dc:date>
    <meta:editing-duration>PT10M39S</meta:editing-duration>
    <meta:editing-cycles>4</meta:editing-cycles>
    <meta:generator>LibreOffice/3.3$Win32 LibreOffice_project/330m19$Build-301</meta:generator>
    <meta:document-statistic meta:object-count="4"/>
  </office:meta>
</office:document-meta>
</file>